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Verdana" svg:font-family="Verdana, Tahoma, Geneva, 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727cm" style:rel-column-width="7465*"/>
    </style:style>
    <style:style style:name="Table1.B" style:family="table-column">
      <style:table-column-properties style:column-width="2.06cm" style:rel-column-width="5638*"/>
    </style:style>
    <style:style style:name="Table1.C" style:family="table-column">
      <style:table-column-properties style:column-width="2.394cm" style:rel-column-width="6552*"/>
    </style:style>
    <style:style style:name="Table1.E" style:family="table-column">
      <style:table-column-properties style:column-width="2.395cm" style:rel-column-width="6558*"/>
    </style:style>
    <style:style style:name="Table1.H" style:family="table-column">
      <style:table-column-properties style:column-width="3.59cm" style:rel-column-width="9828*"/>
    </style:style>
    <style:style style:name="Table1.I" style:family="table-column">
      <style:table-column-properties style:column-width="3.593cm" style:rel-column-width="98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168ce5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0c725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12cd1" officeooo:paragraph-rsid="00112cd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89efb" officeooo:paragraph-rsid="00189efb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12cd1" officeooo:paragraph-rsid="00112cd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2eeda" officeooo:paragraph-rsid="0012eeda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35fd6" officeooo:paragraph-rsid="00135fd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4b5ac" officeooo:paragraph-rsid="0014b5ac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f73e4" officeooo:paragraph-rsid="001f73e4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paragraph-rsid="00189efb" style:font-size-asian="12pt" style:language-asian="zh" style:country-asian="TW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language-asian="zh" style:country-asian="TW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fo:font-weight="normal" officeooo:rsid="00125b6d" officeooo:paragraph-rsid="00125b6d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89efb" officeooo:paragraph-rsid="00189efb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9e17e" officeooo:paragraph-rsid="0029e17e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ae4e0" officeooo:paragraph-rsid="002ae4e0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language-asian="zh" style:country-asian="TW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89efb" officeooo:paragraph-rsid="00189efb" style:font-size-asian="12pt" style:language-asian="zh" style:country-asian="TW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12cd1" officeooo:paragraph-rsid="00112cd1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12cd1" officeooo:paragraph-rsid="002c3362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0c725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2c3362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2c336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89efb" officeooo:paragraph-rsid="00189efb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2c3362" officeooo:paragraph-rsid="002c3362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5c548" officeooo:paragraph-rsid="0025c548" style:font-size-asian="12pt" style:language-asian="zh" style:country-asian="TW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7fc8d" officeooo:paragraph-rsid="0027fc8d" style:font-size-asian="12pt" style:language-asian="zh" style:country-asian="TW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6efae" officeooo:paragraph-rsid="0026efae" style:font-size-asian="12pt" style:language-asian="zh" style:country-asian="TW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95d0" officeooo:paragraph-rsid="001d95d0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style:font-name="Times New Roman1" fo:font-size="12pt" fo:font-weight="normal" officeooo:rsid="001f73e4" officeooo:paragraph-rsid="001f73e4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000000" style:font-name="Verdana" fo:font-size="14pt" fo:letter-spacing="normal" fo:font-style="normal"/>
    </style:style>
    <style:style style:name="T3" style:family="text">
      <style:text-properties fo:font-variant="normal" fo:text-transform="none" fo:color="#000000" fo:font-size="14pt" fo:letter-spacing="normal" fo:font-style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1" fo:font-size="12pt" fo:font-weight="normal" officeooo:rsid="00168ce5" style:font-size-asian="12pt" style:font-weight-asian="normal" style:font-size-complex="12pt" style:font-weight-complex="normal"/>
    </style:style>
    <style:style style:name="T9" style:family="text">
      <style:text-properties officeooo:rsid="0012c9f3"/>
    </style:style>
    <style:style style:name="T10" style:family="text">
      <style:text-properties officeooo:rsid="0014cd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Data Set Description</text:p>
      <text:p text:style-name="P3"><text:span text:style-name="T8">Converter: </text:span><text:a xlink:type="simple" xlink:href="https://oxgarage2.tei-c.org/#" text:style-name="Internet_20_link" text:visited-style-name="Visited_20_Internet_20_Link">https://oxgarage2.tei-c.org/#</text:a>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33">Identifier</text:p>
          </table:table-cell>
          <table:table-cell table:style-name="Table1.A1" table:number-columns-spanned="2" office:value-type="string">
            <text:p text:style-name="P35"><text:span text:style-name="T9">Author </text:span>Gender/<text:span text:style-name="T10">Name</text:span></text:p>
          </table:table-cell>
          <table:covered-table-cell/>
          <table:table-cell table:style-name="Table1.A1" table:number-columns-spanned="3" office:value-type="string">
            <text:p text:style-name="P35">Size</text:p>
          </table:table-cell>
          <table:covered-table-cell/>
          <table:covered-table-cell/>
          <table:table-cell table:style-name="Table1.A1" office:value-type="string">
            <text:p text:style-name="P37">Date</text:p>
          </table:table-cell>
          <table:table-cell table:style-name="Table1.H1" table:number-columns-spanned="2" office:value-type="string">
            <text:p text:style-name="P37">Reprints</text:p>
          </table:table-cell>
          <table:covered-table-cell/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>Male</text:p>
          </table:table-cell>
          <table:table-cell table:style-name="Table1.A2" office:value-type="string">
            <text:p text:style-name="P5">Female</text:p>
          </table:table-cell>
          <table:table-cell table:style-name="Table1.A2" office:value-type="string">
            <text:p text:style-name="P6">Long</text:p>
          </table:table-cell>
          <table:table-cell table:style-name="Table1.A2" office:value-type="string">
            <text:p text:style-name="P1">Medium</text:p>
          </table:table-cell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High</text:p>
          </table:table-cell>
          <table:table-cell table:style-name="Table1.I2" office:value-type="string">
            <text:p text:style-name="P9">Low</text:p>
          </table:table-cell>
        </table:table-row>
        <table:table-row>
          <table:table-cell table:style-name="Table1.A3" table:number-columns-spanned="9" office:value-type="string">
            <text:p text:style-name="P5"><text:span text:style-name="T1">Hungarian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1">HU0726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6"><text:span text:style-name="T4">Cécile</text:span>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8">*</text:p>
          </table:table-cell>
          <table:table-cell table:style-name="Table1.A2" office:value-type="string">
            <text:p text:style-name="P41">1814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0">HU10230</text:p>
          </table:table-cell>
          <table:table-cell table:style-name="Table1.A2" office:value-type="string">
            <text:p text:style-name="P17">Ferencz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>1861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43">HU16123</text:p>
          </table:table-cell>
          <table:table-cell table:style-name="Table1.A2" office:value-type="string">
            <text:p text:style-name="P17"><text:span text:style-name="T4">Dezső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44">1896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*</text:p>
          </table:table-cell>
        </table:table-row>
        <table:table-row>
          <table:table-cell table:style-name="Table1.A2" office:value-type="string">
            <text:p text:style-name="P18">HU18579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2">Sándorné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8">*</text:p>
          </table:table-cell>
          <table:table-cell table:style-name="Table1.A2" office:value-type="string">
            <text:p text:style-name="P18">1915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9">*</text:p>
          </table:table-cell>
        </table:table-row>
        <table:table-row>
          <table:table-cell table:style-name="Table1.A3" table:number-columns-spanned="9" office:value-type="string">
            <text:p text:style-name="P40">Ger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>DEU001</text:p>
          </table:table-cell>
          <table:table-cell table:style-name="Table1.A2" office:value-type="string">
            <text:p text:style-name="P16">Willkomm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6">1845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*</text:p>
          </table:table-cell>
        </table:table-row>
        <table:table-row>
          <table:table-cell table:style-name="Table1.A2" office:value-type="string">
            <text:p text:style-name="P16">DEU004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Otto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6">1858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*</text:p>
          </table:table-cell>
        </table:table-row>
        <table:table-row>
          <table:table-cell table:style-name="Table1.A2" office:value-type="string">
            <text:p text:style-name="P16">DEU051</text:p>
          </table:table-cell>
          <table:table-cell table:style-name="Table1.A2" office:value-type="string">
            <text:p text:style-name="P16">Fontan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6">1885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6">DEU099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50"><text:span text:style-name="T5">Christ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9"><text:span text:style-name="T4">1914</text:span>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3" table:number-columns-spanned="9" office:value-type="string">
            <text:p text:style-name="P40">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<text:span text:style-name="T6">ENG18400</text:span><text:span text:style-name="T7"> 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1">Trollope</text:p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>1840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*</text:p>
          </table:table-cell>
        </table:table-row>
        <table:table-row>
          <table:table-cell table:style-name="Table1.A2" office:value-type="string">
            <text:p text:style-name="P13">ENG18652</text:p>
          </table:table-cell>
          <table:table-cell table:style-name="Table1.A2" office:value-type="string">
            <text:p text:style-name="P13">Carroll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4">1865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7">ENG18860</text:p>
          </table:table-cell>
          <table:table-cell table:style-name="Table1.A2" office:value-type="string">
            <text:p text:style-name="P27">Hardy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7">1886</text:p>
          </table:table-cell>
          <table:table-cell table:style-name="Table1.A2" office:value-type="string">
            <text:p text:style-name="P11">*</text:p>
          </table:table-cell>
          <table:table-cell table:style-name="Table1.I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ENG1902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>Nesbit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*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>1902</text:p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11">*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monospace"/>
    <style:font-face style:name="Verdana" svg:font-family="Verdana, Tahoma, Geneva, Arial, Helvetica, 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1:39:39.532000000</meta:creation-date>
    <dc:date>2019-12-05T12:01:31.769000000</dc:date>
    <meta:editing-duration>PT3H28M36S</meta:editing-duration>
    <meta:editing-cycles>31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77" meta:word-count="82" meta:character-count="400" meta:non-whitespace-character-count="391"/>
  </office:meta>
</office:document-meta>
</file>